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DANIELLE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</table:table-cell>
          <table:table-cell table:style-name="ce6" office:value-type="string">
            <text:p>Change info menu to show 3 antelopes at a time instead of 4. <text:s/>The center antelope card will be 3 times as large and will have its name displayed below it.</text:p>
          </table:table-cell>
          <table:table-cell table:style-name="ce7" office:value-type="string">
            <text:p>Cards should not be able to be clicked after losing.</text:p>
          </table:table-cell>
          <table:table-cell table:style-name="ce6" office:value-type="string">
            <text:p>Convert UI elements into vangogh style. </text:p>
          </table:table-cell>
          <table:table-cell table:style-name="ce6" office:value-type="string">
            <text:p>Voice missing antelopes: "Blue Wildebeest","Gnu", <text:s/>"Blesbok", "Hunter's Antelope", "Hirola"</text:p>
          </table:table-cell>
          <table:table-cell table:style-name="ce6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Tutorial: Auto plays for the first time game starts(After clicking past the splashscreen). Setup tutorial according to tutorial script.</text:p>
          </table:table-cell>
          <table:table-cell table:style-name="ce7" office:value-type="string">
            <text:p>The "GO" doesnt show up on the second try after losing.</text:p>
          </table:table-cell>
          <table:table-cell table:style-name="ce8" office:value-type="string">
            <text:p>HOLD OFF Until feedback. Make new backgrounds per region using current assets.</text:p>
          </table:table-cell>
          <table:table-cell table:style-name="ce6" office:value-type="string">
            <text:p>New lioness roar. <text:s/>Talk with Lucian first.</text:p>
          </table:table-cell>
          <table:table-cell table:style-name="ce6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7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8" office:value-type="string">
            <text:p>HOLD OFF Until feedback. <text:s/>Make specific assets for backgrounds to have each area stand out.</text:p>
          </table:table-cell>
          <table:table-cell table:style-name="ce7" office:value-type="string">
            <text:p>Voice a tutorial.</text:p>
          </table:table-cell>
          <table:table-cell table:style-name="ce6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Squish all info scale related textures by half(All of the scale textures are 512x256, but are currently being shown in game at 512x512)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ce8" office:value-type="string">
            <text:p>Have Masaai splash animate lips talking.</text:p>
          </table:table-cell>
          <table:table-cell table:style-name="ce7" office:value-type="string">
            <text:p>New song for something.</text:p>
          </table:table-cell>
          <table:table-cell table:style-name="ce6" office:value-type="string">
            <text:p>Include an area for users to type in their email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Have a mobile, web, pc, mac build ready for testers before December 1st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8" office:value-type="string">
            <text:p>Have Masaai jump.</text:p>
          </table:table-cell>
          <table:table-cell table:style-name="ce7" office:value-type="string">
            <text:p>Lucian review current sounds and come up with plan for any changes or additions.</text:p>
          </table:table-cell>
          <table:table-cell table:style-name="ce6" office:value-type="string">
            <text:p>Include an area for users to post a bug about "Splash / Startup" in addition to Gameplay, Information, Settings, and Region.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3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Have a setting to watch tutorial again.</text:p>
          </table:table-cell>
          <table:table-cell table:style-name="Default"/>
          <table:table-cell table:style-name="ce7" office:value-type="string">
            <text:p>New antelope grunts for small, medium, and large.</text:p>
          </table:table-cell>
          <table:table-cell table:style-name="ce6" office:value-type="string">
            <text:p>Add a "Submit Bug" button for users to press to send their bug i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7" office:value-type="string">
            <text:p>Have a setting to turn on color blind mode.</text:p>
          </table:table-cell>
          <table:table-cell table:style-name="Default"/>
          <table:table-cell table:style-name="ce7" office:value-type="string">
            <text:p>New antelope sounds? <text:s/>Currently just modulated.</text:p>
          </table:table-cell>
          <table:table-cell table:style-name="ce6" office:value-type="string">
            <text:p>Submited bugs will need to be sorted and modified before adding to a databas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8" office:value-type="string">
            <text:p>Add setting for enabling an in game timer.</text:p>
          </table:table-cell>
          <table:table-cell table:style-name="Default"/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ce6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2"/>
          <table:table-cell table:style-name="ce6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Set lioness to turn back over instead of staying up.</text:p>
          </table:table-cell>
          <table:table-cell table:style-name="Default" table:number-columns-repeated="2"/>
          <table:table-cell table:style-name="ce6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Text "Click a region to begin" for pc build and <text:s/>"Tap a region to begin" for mobile.</text:p>
          </table:table-cell>
          <table:table-cell table:style-name="Default" table:number-columns-repeated="4"/>
          <table:table-cell table:number-columns-repeated="1017"/>
        </table:table-row>
        <table:table-row table:style-name="ro2" table:number-rows-repeated="3">
          <table:table-cell table:style-name="Default" table:number-columns-repeated="7"/>
          <table:table-cell table:number-columns-repeated="1017"/>
        </table:table-row>
        <table:table-row table:style-name="ro2" table:number-rows-repeated="28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2/04/2019</text:date>, <text:time>17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3H6M44S</meta:editing-duration>
    <meta:editing-cycles>111</meta:editing-cycles>
    <meta:generator>OpenOffice/4.1.5$Win32 OpenOffice.org_project/415m1$Build-9789</meta:generator>
    <dc:date>2019-02-04T17:40:48.03</dc:date>
    <dc:creator>Matt Hunter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